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3" svg:font-family="Arial"/>
    <style:font-face style:name="OpenSymbol" svg:font-family="OpenSymbol"/>
    <style:font-face style:name="Courier New1" svg:font-family="'Courier New'" style:font-family-generic="modern"/>
    <style:font-face style:name="Arial"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6.3243in" fo:margin-left="0.6882in" fo:margin-right="-0.0125in" fo:margin-top="0in" fo:margin-bottom="0.1in" table:align="margins"/>
    </style:style>
    <style:style style:name="Table1.A" style:family="table-column">
      <style:table-column-properties style:column-width="0.5375in" style:rel-column-width="5569*"/>
    </style:style>
    <style:style style:name="Table1.B" style:family="table-column">
      <style:table-column-properties style:column-width="5.7868in" style:rel-column-width="59966*"/>
    </style:style>
    <style:style style:name="T1" style:family="text">
      <style:text-properties style:text-position="super 58%"/>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i.py</text:p>
      <text:p text:style-name="Subtitle"><text:a xlink:type="simple" xlink:href="mailto:someonesdad1@gmail.com">someonesdad1@gmail.com</text:a> 25 Jan 2013</text:p>
      <text:p text:style-name="Text_20_body">Occasionally we need to solve triangles. <text:s/>While the usual approach is with paper, pencil, and calculator, a computer program can do it faster -- and this provides a convenience if you have a number of similar problems to solve.</text:p>
      <text:p text:style-name="Text_20_body">The <text:span text:style-name="Code">tri.zip</text:span> package from <text:a xlink:type="simple" xlink:href="http://code.google.com/p/hobbyutil/">http://code.google.com/p/hobbyutil/</text:a> contains the <text:span text:style-name="Code">tri.py</text:span> python script, the <text:span text:style-name="Code">sig.py</text:span> module which does formatting of numbers, and <text:span text:style-name="Code">tri.pdf</text:span>, this document. <text:s/>One advantage of the <text:span text:style-name="Code">tri.py</text:span> script is that you can enter uncertainties for the sides and angles, then see the uncertainties in the calculated results.</text:p>
      <text:p text:style-name="Text_20_body">You'll need to have the python programming language installed on your computer. <text:s/>You can get python from <text:a xlink:type="simple" xlink:href="http://www.python.org/">http://www.python.org/</text:a>. <text:s/>If you want to use the uncertainties feature, you'll need to download and install the python <text:span text:style-name="Code">uncertainties</text:span> module from <text:a xlink:type="simple" xlink:href="http://pypi.python.org/pypi/uncertainties/">http://pypi.python.org/pypi/uncertainties/</text:a>. <text:s/>The <text:span text:style-name="Code">uncertainties</text:span> module is optional and the script will work without it. <text:s/>The <text:span text:style-name="Code">tri.py</text:span> script was tested with python 2.6.5 and 2.7.2. <text:s/><text:span text:style-name="Important_20_-_20_blue">Note it does not work correctly with python 3</text:span>. <text:s/>If you get it working with python 3, please send me a patch and I'll fix the script (I don't use python 3 because I need too many older libraries in my work).</text:p>
      <text:p text:style-name="Text_20_body">Install the <text:span text:style-name="Code">tri.py</text:span> and <text:span text:style-name="Code">sig.py</text:span> scripts from the <text:span text:style-name="Code">tri.zip</text:span> package in a convenient directory. <text:s/>If you want to use the <text:span text:style-name="Code">tri.py</text:span> script from a directory different from where <text:span text:style-name="Code">sig.py</text:span> is, you'll need to put <text:span text:style-name="Code">sig.py</text:span>'s directory in your <text:span text:style-name="Code">PYTHONPATH</text:span> environment variable.</text:p>
      <text:h text:style-name="Heading_20_1" text:outline-level="1">Usage</text:h>
      <text:p text:style-name="Text_20_body">To get a manpage printed to stdout, invoke the <text:span text:style-name="Code">tri.py</text:span> script with the <text:span text:style-name="Code">-h</text:span> option.</text:p>
      <text:p text:style-name="Text_20_body">There are two ways to use the <text:span text:style-name="Code">tri.py</text:span> script. <text:s/>If you start it with no command line parameter, you'll be prompted for the type of problem you want to solve, the relevant sides and angles of the triangle, and whether you want to work in degrees or radian measure for angles.</text:p>
      <text:p text:style-name="Text_20_body">The other way to use the script is to include a datafile on the command line. <text:s/>The datafile is a text file that contains the same information you're prompted for in interactive mode. <text:s/>There must be one line for each entry. <text:s/>Entries are of two types: <text:s text:c="2"/>control words and assignments.</text:p>
      <text:p text:style-name="Text_20_body">A control word is one of the following:</text:p>
      <table:table table:name="Table1" table:style-name="Table1">
        <table:table-column table:style-name="Table1.A"/>
        <table:table-column table:style-name="Table1.B"/>
        <table:table-row>
          <table:table-cell office:value-type="string">
            <text:p text:style-name="Table_20_Contents"><text:span text:style-name="Code">deg</text:span></text:p>
          </table:table-cell>
          <table:table-cell office:value-type="string">
            <text:p text:style-name="Table_20_Contents">Sets the angle mode to degrees. <text:s/>Using degrees is the default.</text:p>
          </table:table-cell>
        </table:table-row>
        <table:table-row>
          <table:table-cell office:value-type="string">
            <text:p text:style-name="Table_20_Contents"><text:span text:style-name="Code">rad</text:span></text:p>
          </table:table-cell>
          <table:table-cell office:value-type="string">
            <text:p text:style-name="Table_20_Contents">Sets the angle mode to radians.</text:p>
          </table:table-cell>
        </table:table-row>
        <table:table-row>
          <table:table-cell office:value-type="string">
            <text:p text:style-name="Table_20_Contents"><text:span text:style-name="Code">sss</text:span></text:p>
          </table:table-cell>
          <table:table-cell office:value-type="string">
            <text:p text:style-name="Table_20_Contents">Solve a side-side-side problem. <text:s/>sss is the default.</text:p>
          </table:table-cell>
        </table:table-row>
        <table:table-row>
          <table:table-cell office:value-type="string">
            <text:p text:style-name="Table_20_Contents"><text:span text:style-name="Code">ssa</text:span></text:p>
          </table:table-cell>
          <table:table-cell office:value-type="string">
            <text:p text:style-name="Table_20_Contents">Solve a side-side-angle problem.</text:p>
          </table:table-cell>
        </table:table-row>
        <table:table-row>
          <table:table-cell office:value-type="string">
            <text:p text:style-name="Table_20_Contents"><text:span text:style-name="Code">sas</text:span></text:p>
          </table:table-cell>
          <table:table-cell office:value-type="string">
            <text:p text:style-name="Table_20_Contents">Solve a side-angle-side problem.</text:p>
          </table:table-cell>
        </table:table-row>
        <table:table-row>
          <table:table-cell office:value-type="string">
            <text:p text:style-name="Table_20_Contents"><text:span text:style-name="Code">saa</text:span></text:p>
          </table:table-cell>
          <table:table-cell office:value-type="string">
            <text:p text:style-name="Table_20_Contents">Solve a side-angle-angle problem.</text:p>
          </table:table-cell>
        </table:table-row>
        <table:table-row>
          <table:table-cell office:value-type="string">
            <text:p text:style-name="Table_20_Contents"><text:span text:style-name="Code">asa</text:span></text:p>
          </table:table-cell>
          <table:table-cell office:value-type="string">
            <text:p text:style-name="Table_20_Contents">Solve an angle-side-angle problem.</text:p>
          </table:table-cell>
        </table:table-row>
      </table:table>
      <text:p text:style-name="Text_20_body">Assignments assign a value to a variable. <text:s/>You can use any valid python identifier as a name and the value can be an expression. <text:s/>Thus, for example, the following is a valid assignment</text:p>
      <text:p text:style-name="Code_20_end">unc = sqrt(0.1**2 + 0.075**2)</text:p>
      <text:p text:style-name="Text_20_body">The <text:span text:style-name="Code">math</text:span> module's symbols are in scope, so you can use math functions like <text:span text:style-name="Code">sqrt</text:span>, <text:span text:style-name="Code">sin</text:span>, etc.</text:p>
      <text:p text:style-name="Text_20_body">For the sides and angles of the triangle, you must use <text:span text:style-name="Code">S1</text:span>, <text:span text:style-name="Code">S2</text:span>, and <text:span text:style-name="Code">S3</text:span> for the sides and <text:span text:style-name="Code">A1</text:span>, <text:span text:style-name="Code">A2</text:span>, and <text:span text:style-name="Code">A3</text:span> for the angles. <text:s/>For example, if the problem requires two angles, you'd use <text:span text:style-name="Code">A1</text:span> and <text:span text:style-name="Code">A2</text:span>. <text:s/>The script will stop with an error message if it doesn't have the correct variables for a problem.</text:p>
      <text:p text:style-name="Text_20_body">A twist is that these assignments can have an associated uncertainty. <text:s/>This is indicated by a number or expression in square brackets. <text:s/>For example, to assign an uncertainty to side 1 of 0.1, you could <text:soft-page-break/>use a line like:</text:p>
      <text:p text:style-name="Code_20_end">S1 = 122 [0.1]</text:p>
      <text:p text:style-name="Text_20_body">Note: <text:s/>when you are being prompted in interactive mode for numbers, you can enter an assignment statement and it will be accepted if it is valid; you'll be re-prompted for the needed side or angle. <text:s/>Also note you can type in numbers like <text:span text:style-name="Code">100 [0.5]</text:span> in interactive <text:span text:style-name="T1">mode</text:span> and they will be interpreted as a number with an uncertainty, just as in the non-interactive fashion.</text:p>
      <text:h text:style-name="Heading_20_1" text:outline-level="1">Examples</text:h>
      <text:p text:style-name="Text_20_body">For the following examples, I'll use datafiles, but you can type the data in manually if you want to use interactive mode.</text:p>
      <text:h text:style-name="Heading_20_2" text:outline-level="2">Simple problem</text:h>
      <text:p text:style-name="Text_20_body">Let's start with a sss problem where the three sides are equal to 100 (an equilateral triangle). <text:s/>The following lines are put into a file named <text:span text:style-name="Code">datafile</text:span>:</text:p>
      <text:p text:style-name="Code">sss</text:p>
      <text:p text:style-name="Code">S1 = 100</text:p>
      <text:p text:style-name="Code">S2 = 100</text:p>
      <text:p text:style-name="Code_20_end">S3 = 100</text:p>
      <text:p text:style-name="Text_20_body">When the script is run by the command <text:span text:style-name="Code">python tri.py datafile</text:span>, the results are</text:p>
      <text:p text:style-name="Code">Triangle solution:</text:p>
      <text:p text:style-name="Code"><text:s text:c="2"/>Sides <text:s text:c="16"/>100.0 <text:s text:c="10"/>100.0 <text:s text:c="10"/>100.0 <text:s text:c="9"/></text:p>
      <text:p text:style-name="Code"><text:s text:c="2"/>Angles (deg) <text:s text:c="9"/>60.00 <text:s text:c="10"/>60.00 <text:s text:c="10"/>60.00 <text:s text:c="9"/></text:p>
      <text:p text:style-name="Code"><text:s text:c="2"/>Area <text:s text:c="17"/>4330</text:p>
      <text:p text:style-name="Code"><text:s text:c="2"/>Perimeter <text:s text:c="12"/>300.0</text:p>
      <text:p text:style-name="Code"><text:s text:c="2"/>Inscribed circle <text:s text:c="5"/>radius = 28.87, diameter = 57.74</text:p>
      <text:p text:style-name="Code_20_end"><text:s text:c="2"/>Circumscribed circle <text:s/>radius = 57.74, diameter = 115.5</text:p>
      <text:p text:style-name="Text_20_body">The results are as we'd expect. <text:s/>The area is <draw:frame draw:style-name="fr1" draw:name="Object1" text:anchor-type="as-char" svg:width="1.278in" svg:height="0.198in" draw:z-index="0"><draw:object xlink:href="./Object 1" xlink:type="simple" xlink:show="embed" xlink:actuate="onLoad"/><draw:image xlink:href="./ObjectReplacements/Object 1" xlink:type="simple" xlink:show="embed" xlink:actuate="onLoad"/></draw:frame> or <draw:frame draw:style-name="fr1" draw:name="Object2" text:anchor-type="as-char" svg:width="0.6929in" svg:height="0.1839in" draw:z-index="1"><draw:object xlink:href="./Object 2" xlink:type="simple" xlink:show="embed" xlink:actuate="onLoad"/><draw:image xlink:href="./ObjectReplacements/Object 2" xlink:type="simple" xlink:show="embed" xlink:actuate="onLoad"/></draw:frame>.</text:p>
      <text:p text:style-name="Text_20_body">Suppose we had measured these sides of the triangle with a rule and we felt the uncertainty of each measured side was 0.5. <text:s/>We can see the effect of these uncertainties with the following datafile:</text:p>
      <text:p text:style-name="Code">sss</text:p>
      <text:p text:style-name="Code">e = 0.5</text:p>
      <text:p text:style-name="Code">S1 = 100 [e]</text:p>
      <text:p text:style-name="Code">S2 = 100 [e]</text:p>
      <text:p text:style-name="Code_20_end">S3 = 100 [e]</text:p>
      <text:p text:style-name="Text_20_body">When this datafile is run, the results are</text:p>
      <text:p text:style-name="Code">Triangle solution:</text:p>
      <text:p text:style-name="Code"><text:s text:c="2"/>Sides <text:s text:c="16"/>100.0(5) <text:s text:c="7"/>100.0(5) <text:s text:c="7"/>100.0(5)</text:p>
      <text:p text:style-name="Code"><text:s text:c="2"/>Angles (deg) <text:s text:c="9"/>60.0(4) <text:s text:c="8"/>60.0(4) <text:s text:c="8"/>60.0(4)</text:p>
      <text:p text:style-name="Code"><text:s text:c="2"/>Area <text:s text:c="17"/>4330(20)</text:p>
      <text:p text:style-name="Code"><text:s text:c="2"/>Perimeter <text:s text:c="12"/>300.0(9)</text:p>
      <text:p text:style-name="Code"><text:s text:c="2"/>Inscribed circle <text:s text:c="5"/>radius = 28.87(8), diameter = 57.7(2)</text:p>
      <text:p text:style-name="Code_20_end"><text:s text:c="2"/>Circumscribed circle <text:s/>radius = 57.7(2), diameter = 115.5(3)</text:p>
      <text:p text:style-name="Text_20_body">The uncertainties are given in the usual short-hand fashion: <text:s/>28.87(8) means the value is 28.87 and its uncertainty is 0.08.</text:p>
      <text:h text:style-name="Heading_20_2" text:outline-level="2">Yard problem</text:h>
      <text:p text:style-name="Text_20_body">Suppose I've done some simple surveying of a large triangle in my yard with a tape measure and I want to calculate the area and angles of the triangle. <text:s/>Because the measurements are over grass or somewhat rough ground, they don't repeat all that well. <text:s/>Suppose I've measured two sides in meters and the included angle in degrees. <text:s/>I put my measurements into a datafile:</text:p>
      <text:p text:style-name="Code">sas</text:p>
      <text:p text:style-name="Code">deg</text:p>
      <text:p text:style-name="Code">S1 = 27.23 [0.07] # In m</text:p>
      <text:p text:style-name="Code"><text:soft-page-break/>S2 = 18.14 [0.1] <text:s/># In m</text:p>
      <text:p text:style-name="Code_20_end">A1 = 37.2 [0.5] <text:s text:c="2"/># In degrees</text:p>
      <text:p text:style-name="Text_20_body">This results in </text:p>
      <text:p text:style-name="Code">Triangle solution:</text:p>
      <text:p text:style-name="Code"><text:s text:c="2"/>Sides <text:s text:c="16"/>27.23(7) <text:s text:c="7"/>18.1(1) <text:s text:c="8"/>16.8(2) <text:s text:c="7"/></text:p>
      <text:p text:style-name="Code"><text:s text:c="2"/>Angles (deg) <text:s text:c="9"/>102.2(7) <text:s text:c="7"/>40.6(4) <text:s text:c="8"/>37.2(5) <text:s text:c="7"/></text:p>
      <text:p text:style-name="Code"><text:s text:c="2"/>Area <text:s text:c="17"/>149(2)</text:p>
      <text:p text:style-name="Code"><text:s text:c="2"/>Perimeter <text:s text:c="12"/>62.2(2)</text:p>
      <text:p text:style-name="Code"><text:s text:c="2"/>Inscribed circle <text:s text:c="5"/>radius = 4.80(5), diameter = 9.60(1)</text:p>
      <text:p text:style-name="Code_20_end"><text:s text:c="2"/>Circumscribed circle <text:s/>radius = 13.93(6), diameter = 27.9(1)</text:p>
      <text:p text:style-name="Text_20_body">Thus, I find that the area uncertainty is about 2 square meters.</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3" svg:font-family="Arial"/>
    <style:font-face style:name="OpenSymbol" svg:font-family="OpenSymbol"/>
    <style:font-face style:name="Courier New1" svg:font-family="'Courier New'" style:font-family-generic="modern"/>
    <style:font-face style:name="Arial"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master-page-name="">
      <style:paragraph-properties fo:margin-top="0.0598in" fo:margin-bottom="0.0598in"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0.2in" fo:margin-right="0in" fo:margin-top="0in" fo:margin-bottom="0.0598in" fo:text-indent="0in" style:auto-text-indent="false"/>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_20_1" style:next-style-name="Text_20_body" style:default-outline-level="2" style:class="text">
      <style:paragraph-properties fo:margin-left="0in" fo:margin-right="0in" fo:margin-top="0.0799in" fo:margin-bottom="0.0799in" fo:text-align="start" style:justify-single-word="false" fo:text-indent="0in"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master-page-name="">
      <style:paragraph-properties fo:margin-top="0.1in" fo:margin-bottom="0.1in"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0.05in" fo:margin-right="0in" fo:margin-top="0.0799in" fo:margin-bottom="0.0799in" fo:text-indent="0in"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1in" fo:margin-right="0in" fo:margin-top="0.0598in" fo:margin-bottom="0.0598in" fo:text-indent="0in"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15in" fo:margin-right="0in" fo:margin-top="0.0598in" fo:margin-bottom="0.0598in" fo:text-indent="0in"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fo:text-align="center" style:justify-single-word="false"/>
      <style:text-properties fo:font-size="67%" fo:font-style="normal" fo:font-weight="normal" style:font-size-asian="14pt" style:font-style-asian="italic" style:font-size-complex="14pt" style:font-style-complex="italic"/>
    </style:style>
    <style:style style:name="Code" style:family="paragraph" style:parent-style-name="Standard" style:class="text">
      <style:paragraph-properties fo:margin-left="0.4in" fo:margin-right="0in" fo:margin-top="0in" fo:margin-bottom="0in" fo:text-indent="0in"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598in"/>
    </style:style>
    <style:style style:name="Where" style:family="paragraph" style:parent-style-name="Text_20_body" style:class="text">
      <style:paragraph-properties fo:margin-left="0.5in" fo:margin-right="0in" fo:margin-top="0in" fo:margin-bottom="0in" fo:text-indent="0in" style:auto-text-indent="false"/>
    </style:style>
    <style:style style:name="Where_20_end" style:display-name="Where end" style:family="paragraph" style:parent-style-name="Where" style:class="text">
      <style:paragraph-properties fo:margin-left="0.5in" fo:margin-right="0in" fo:margin-top="0in" fo:margin-bottom="0.0598in" fo:text-indent="0in"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in" fo:margin-bottom="0.0402in" style:shadow="none"/>
    </style:style>
    <style:style style:name="Heading_20_6" style:display-name="Heading 6" style:family="paragraph" style:parent-style-name="Heading_20_5" style:next-style-name="Text_20_body" style:default-outline-level="6" style:class="text">
      <style:paragraph-properties fo:margin-left="0.2in" fo:margin-right="0in" fo:margin-top="0.0598in" fo:margin-bottom="0.0598in" fo:text-indent="0in"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0.25in" fo:margin-right="0in" fo:margin-top="0.0598in" fo:margin-bottom="0.0598in" fo:text-indent="0in"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0.3in" fo:margin-right="0in" fo:margin-top="0.0598in" fo:margin-bottom="0.0598in" fo:text-indent="0in"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0.35in" fo:margin-right="0in" fo:margin-top="0.0598in" fo:margin-bottom="0.0598in" fo:text-indent="0in"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0.4in" fo:margin-right="0.2in" fo:text-indent="0in" style:auto-text-indent="false" fo:background-color="transparent">
        <style:background-image/>
      </style:paragraph-properties>
      <style:text-properties fo:font-size="1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0071in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0.4in" fo:margin-right="0in" fo:margin-top="0.0598in" fo:margin-bottom="0.0598in" fo:text-indent="0in"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in" fo:margin-bottom="0in"/>
    </style:style>
    <style:style style:name="Text_20_body_2c__20_no_20_space_20_after" style:display-name="Text body, no space after" style:family="paragraph" style:parent-style-name="Text_20_body">
      <style:paragraph-properties fo:margin-top="0in" fo:margin-bottom="0in"/>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0.3in" fo:margin-right="0in" fo:text-indent="0in" style:auto-text-indent="false"/>
      <style:text-properties fo:color="#000080" fo:font-style="italic"/>
    </style:style>
    <style:style style:name="Default_20_Paragraph_20_Font" style:display-name="Default Paragraph Font" style:family="text"/>
    <style:style style:name="TT" style:family="text" style:parent-style-name="Default_20_Paragraph_20_Font">
      <style:text-properties style:font-name="Courier New1"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1"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0.1in" fo:margin-left="0.5in"/>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0.1in" fo:margin-left="0.7in"/>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0.1in" fo:margin-left="0.9in"/>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0.1in" fo:margin-left="1.1in"/>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0.1in" fo:margin-left="1.3in"/>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0.1in" fo:margin-left="1.5in"/>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0.1in" fo:margin-left="1.7in"/>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0.1in" fo:margin-left="1.9in"/>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0.1in" fo:margin-left="2.1in"/>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0.1in" fo:margin-left="2.3in"/>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Arial"/>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1in" fo:margin-left="0.3in"/>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0.1in" fo:margin-left="0.5in"/>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0.1in" fo:margin-left="0.7in"/>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0.1in" fo:margin-left="0.9in"/>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0.1in" fo:margin-left="1.1in"/>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0.1in" fo:margin-left="1.3in"/>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0.1in" fo:margin-left="1.5in"/>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0.1in" fo:margin-left="1.7in"/>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0.1in" fo:margin-left="1.9in"/>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0.1in" fo:margin-left="2.1in"/>
        </style:list-level-properties>
        <style:text-properties style:font-name="Arial"/>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1in" fo:margin-left="0.5in"/>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0.1in" fo:margin-left="0.7in"/>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0.1in" fo:margin-left="0.9in"/>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0.1in" fo:margin-left="1.1in"/>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0.1in" fo:margin-left="1.3in"/>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0.1in" fo:margin-left="1.5in"/>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0.1in" fo:margin-left="1.7in"/>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0.1in" fo:margin-left="1.9in"/>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0.1in" fo:margin-left="2.1in"/>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0.1in" fo:margin-left="2.3in"/>
        </style:list-level-properties>
        <style:text-properties style:font-name="Arial"/>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Arial"/>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Arial"/>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1in" fo:margin-left="0.1in"/>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0.1in" fo:margin-left="0.3in"/>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0.1in" fo:margin-left="0.5in"/>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0.1in" fo:margin-left="0.7in"/>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0.1in" fo:margin-left="0.9in"/>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0.1in" fo:margin-left="1.1in"/>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0.1in" fo:margin-left="1.3in"/>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0.1in" fo:margin-left="1.5in"/>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0.1in" fo:margin-left="1.7in"/>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0.1in" fo:margin-left="1.9in"/>
        </style:list-level-properties>
        <style:text-properties style:font-name="Arial"/>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in" fo:margin-left="0.7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in" fo:margin-left="1.3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7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in" fo:margin-left="1.9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in" fo:margin-left="2.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prefix="("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8">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1">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07T10:08:18.26</meta:creation-date>
    <meta:editing-cycles>1</meta:editing-cycles>
    <meta:editing-duration>PT00H00M00S</meta:editing-duration>
    <meta:generator>OpenOffice.org/3.2$Win32 OpenOffice.org_project/320m18$Build-9502</meta:generator>
    <meta:document-statistic meta:table-count="1" meta:image-count="0" meta:object-count="2" meta:page-count="3" meta:paragraph-count="80" meta:word-count="991" meta:character-count="6060"/>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n>0.5</mn>
      <msup>
        <mrow>
          <mo stretchy="false">(</mo>
          <mn>100</mn>
          <mo stretchy="false">)</mo>
        </mrow>
        <mn>2</mn>
      </msup>
      <mi>cos</mi>
      <mrow>
        <mo stretchy="false">(</mo>
        <mrow>
          <mn>60</mn>
          <mi>°</mi>
        </mrow>
        <mo stretchy="false">)</mo>
      </mrow>
    </mrow>
    <annotation encoding="StarMath 5.0">0.5(100)^2 cos(60°)</annotation>
  </semantics>
</math>
</file>

<file path=Object 2/content.xml><?xml version="1.0" encoding="utf-8"?>
<math xmlns="http://www.w3.org/1998/Math/MathML">
  <semantics>
    <mrow>
      <mn>5000</mn>
      <mrow>
        <msqrt>
          <mn>3</mn>
        </msqrt>
        <mi mathvariant="normal">/</mi>
        <mn>2</mn>
      </mrow>
    </mrow>
    <annotation encoding="StarMath 5.0">5000 sqrt{3} / 2</annotation>
  </semantics>
</math>
</file>